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381b" officeooo:paragraph-rsid="001d381b"/>
    </style:style>
    <style:style style:name="P2" style:family="paragraph" style:parent-style-name="Standard">
      <style:text-properties officeooo:rsid="001d381b" officeooo:paragraph-rsid="001f23a6"/>
    </style:style>
    <style:style style:name="P3" style:family="paragraph" style:parent-style-name="Standard">
      <style:text-properties officeooo:rsid="001d381b" officeooo:paragraph-rsid="001ca147"/>
    </style:style>
    <style:style style:name="P4" style:family="paragraph" style:parent-style-name="Standard">
      <style:text-properties officeooo:rsid="001dd6fc" officeooo:paragraph-rsid="001d381b"/>
    </style:style>
    <style:style style:name="T1" style:family="text">
      <style:text-properties officeooo:rsid="001eab50"/>
    </style:style>
    <style:style style:name="T2" style:family="text">
      <style:text-properties officeooo:rsid="001f23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o begin with, I'll describe the layout of the document. In the first part of the document, I'll talk about the SAE 1.05 project. In the second part, I'll talk about my involvement in this project and what I did to move the project forward, and how the tasks were structured to work efficiently and produce a polished job. Finally, I'll describe how Docker works.<text:line-break/><text:line-break/><text:line-break/>To begin with, the aim of the SAE 1.05 project is to help us, future developers, to get set up in the future projects of our lives or in our future businesses. The main challenge of this SAE is to understand how to create adequate documentation for our projects, so that we can better understand how our products work. In this project, we need to create code files in the C programming language and then transform them into documentation, i.e. a document that explains how our software works. To generate this documentation, we need to create Makdown and HTML documents. <text:line-break/><text:line-break/><text:tab/>For my part, I've created a php document that takes all the lines in the Marldown files and transforms them into an HTML document. This part is very important for the transformation. We need to transform the HTML document into a pdf. To create this documentation, we need docker.<text:line-break/></text:p>
      <text:p text:style-name="P2"><text:span text:style-name="T1"><text:s/><text:tab/>Which </text:span><text:span text:style-name="T2">allows me to talk about</text:span><text:span text:style-name="T1"> Docker. Docker is a software program that lets you create small boxes called containers. These containers can be saved as volumes. The volume is like a box in which you put everything you need for your application. To summarize Docker and its use in this project, we have a volume that contains a small box, this small box executes a script with all the folders we have in the volumes and after this process, we have a document for our documentation that has been transformed from a markdown document to a PDF document with HTML. In conclusion, Docker is used for its speed of execution because, unlike the virtual machine, Docker doesn't need to simulate the operating system or all the desktop hardware. Docker uses the same kernel as the user's computer.<text:line-break/><text:line-break/>In conclusion, this project has taught me to work well with my partners. And to create an application right to the end, with its documentation, and to enable other users to understand the application they are using.</text:span></text:p>
      <text:p text:style-name="P1"/>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5T11:53:29.077000000</meta:creation-date>
    <dc:date>2023-12-21T22:35:29.678000000</dc:date>
    <meta:editing-duration>PT12H12M</meta:editing-duration>
    <meta:editing-cycles>6</meta:editing-cycles>
    <meta:generator>sFree_Office_for_Docs_and_PDF/7.4.2.3$Windows_X86_64 LibreOffice_project/382eef1f22670f7f4118c8c2dd222ec7ad009daf</meta:generator>
    <meta:document-statistic meta:table-count="0" meta:image-count="0" meta:object-count="0" meta:page-count="1" meta:paragraph-count="2" meta:word-count="389" meta:character-count="2226" meta:non-whitespace-character-count="1830"/>
  </office:meta>
</office:document-meta>
</file>